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 fo:min-height="1.265cm" fo:min-width="6.643cm"/>
    </style:style>
    <style:style style:name="gr2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1.049cm" fo:min-width="6.259cm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0.905cm" fo:min-width="6.283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controls" svg:width="7.143cm" svg:height="1.515cm" svg:x="6.447cm" svg:y="1.371cm">
          <text:p text:style-name="P1">Настройки</text:p>
          <draw:enhanced-geometry svg:viewBox="0 0 21600 21600" draw:type="rectangle" draw:enhanced-path="M 0 0 L 21600 0 21600 21600 0 21600 0 0 Z N"/>
        </draw:custom-shape>
        <draw:line draw:style-name="gr2" draw:text-style-name="P3" draw:layer="controls" svg:x1="10.078cm" svg:y1="3.223cm" svg:x2="10.078cm" svg:y2="5.22cm">
          <text:p/>
        </draw:line>
        <draw:custom-shape draw:style-name="gr3" draw:text-style-name="P2" draw:layer="controls" svg:width="6.759cm" svg:height="1.299cm" svg:x="6.615cm" svg:y="5.7cm">
          <text:p text:style-name="P1">Мои предметы</text:p>
          <draw:enhanced-geometry svg:viewBox="0 0 21600 21600" draw:type="rectangle" draw:enhanced-path="M 0 0 L 21600 0 21600 21600 0 21600 0 0 Z N"/>
        </draw:custom-shape>
        <draw:custom-shape draw:style-name="gr4" draw:text-style-name="P2" draw:layer="controls" svg:width="6.783cm" svg:height="1.155cm" svg:x="6.615cm" svg:y="7.3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2" draw:layer="controls" svg:width="6.783cm" svg:height="1.155cm" svg:x="6.639cm" svg:y="8.851cm">
          <text:p text:style-name="P1">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21T21:00:48.139152608</meta:creation-date>
    <dc:date>2023-01-21T21:10:29.302695253</dc:date>
    <meta:editing-duration>PT9M54S</meta:editing-duration>
    <meta:editing-cycles>1</meta:editing-cycles>
    <meta:document-statistic meta:object-count="5"/>
    <meta:generator>LibreOffice/6.0.7.3$Linux_x86 LibreOffice_project/00m0$Build-3</meta:generator>
  </office:meta>
</office:document-meta>
</file>